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3EDDFC4ACF9.png" manifest:media-type="image/png"/>
  <manifest:file-entry manifest:full-path="Pictures/1000000100000D8C00000857E922636D.png" manifest:media-type="image/png"/>
  <manifest:file-entry manifest:full-path="Pictures/10000001000004B0000004B0112B380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ingu the ping-list-bot</text:p>
          </draw:text-box>
        </draw:frame>
        <draw:frame draw:style-name="gr1" draw:text-style-name="P1" draw:layer="layout" svg:width="12.285cm" svg:height="12.285cm" svg:x="8.67cm" svg:y="3.59cm">
          <draw:image xlink:href="Pictures/10000001000004B0000004B0112B38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etrics pinging 127.0.0.1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0.148cm" svg:height="12.403cm" svg:x="4.617cm" svg:y="3.175cm">
          <draw:image xlink:href="Pictures/1000000100000D8C00000857E92263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etrics pinging google.com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3" draw:layer="layout" svg:width="20.122cm" svg:height="12.639cm" svg:x="4.643cm" svg:y="3.175cm">
          <draw:image xlink:href="Pictures/1000000100000640000003EDDFC4ACF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09:00:57.493353490</meta:creation-date>
    <dc:date>2025-05-09T10:44:06.738929503</dc:date>
    <meta:editing-duration>PT1H5M24S</meta:editing-duration>
    <meta:editing-cycles>2</meta:editing-cycles>
    <meta:generator>LibreOffice/24.8.6.2$Linux_X86_64 LibreOffice_project/480$Build-2</meta:generator>
    <meta:document-statistic meta:object-count="35"/>
  </office:meta>
</office:document-meta>
</file>